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 style:list-style-name="L1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45738" text:style-name="L1">
        <text:list-item>
          <text:p text:style-name="P2">Create a new drawing in OpenOffice Draw.</text:p>
          <text:p text:style-name="P2"/>
        </text:list-item>
        <text:list-item>
          <text:p text:style-name="P2">Save the drawing using the agreed-upon nomenclature. <text:line-break/></text:p>
        </text:list-item>
        <text:list-item>
          <text:p text:style-name="P2">Create a new layer-this is your base. </text:p>
          <text:p text:style-name="P2"/>
        </text:list-item>
        <text:list-item>
          <text:p text:style-name="P2">Make a screencap using an appropriate tool, or simply by using PrintScrn. </text:p>
          <text:p text:style-name="P2">A. if generating a whole-screen capture, crop the resulting image to only what you need.</text:p>
          <text:p text:style-name="P2"/>
        </text:list-item>
        <text:list-item>
          <text:p text:style-name="P2">Lock your base layer. </text:p>
          <text:p text:style-name="P2"/>
        </text:list-item>
        <text:list-item>
          <text:p text:style-name="P2">Create another layer-this is your callout layer. </text:p>
          <text:p text:style-name="P2"/>
        </text:list-item>
        <text:list-item>
          <text:p text:style-name="P2">Using the callout template, create the necessary content. </text:p>
          <text:p text:style-name="P2"/>
        </text:list-item>
        <text:list-item>
          <text:p text:style-name="P2">Unlock all the layers. </text:p>
          <text:p text:style-name="P2"/>
        </text:list-item>
        <text:list-item>
          <text:p text:style-name="P2">Highlight all the layers using Ctrl-A</text:p>
          <text:p text:style-name="P2"/>
        </text:list-item>
        <text:list-item>
          <text:p text:style-name="P2">Export the whole document as a .png file, again using the appropriate nomenclature. 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ron Queener</meta:initial-creator>
    <meta:creation-date>2010-09-20T21:58:26.53</meta:creation-date>
    <dc:date>2010-09-20T22:27:28.79</dc:date>
    <dc:creator>Aaron Queener</dc:creator>
    <meta:editing-duration>PT00H08M3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100" meta:character-count="588"/>
  </office:meta>
</office:document-meta>
</file>